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21905a" officeooo:paragraph-rsid="0021905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23b8dd" officeooo:paragraph-rsid="003d713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25a572" officeooo:paragraph-rsid="0025a572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25a572" officeooo:paragraph-rsid="003d713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5a572" officeooo:paragraph-rsid="0025a57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27f6fd" officeooo:paragraph-rsid="003d713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281897" officeooo:paragraph-rsid="00281897" style:font-size-asian="10.5pt" style:font-weight-asian="normal" style:font-size-complex="12pt" style:font-weight-complex="normal"/>
    </style:style>
    <style:style style:name="T1" style:family="text">
      <style:text-properties officeooo:rsid="0021ef40"/>
    </style:style>
    <style:style style:name="T2" style:family="text">
      <style:text-properties officeooo:rsid="00292e46"/>
    </style:style>
    <style:style style:name="T3" style:family="text">
      <style:text-properties officeooo:rsid="002d1273"/>
    </style:style>
    <style:style style:name="T4" style:family="text">
      <style:text-properties officeooo:rsid="002efbbe"/>
    </style:style>
    <style:style style:name="T5" style:family="text">
      <style:text-properties officeooo:rsid="002f3fd8"/>
    </style:style>
    <style:style style:name="T6" style:family="text">
      <style:text-properties officeooo:rsid="0031374b"/>
    </style:style>
    <style:style style:name="T7" style:family="text">
      <style:text-properties officeooo:rsid="0032f359"/>
    </style:style>
    <style:style style:name="T8" style:family="text">
      <style:text-properties officeooo:rsid="003321d8"/>
    </style:style>
    <style:style style:name="T9" style:family="text">
      <style:text-properties officeooo:rsid="003460f0"/>
    </style:style>
    <style:style style:name="T10" style:family="text">
      <style:text-properties officeooo:rsid="00389a73"/>
    </style:style>
    <style:style style:name="T11" style:family="text">
      <style:text-properties officeooo:rsid="003e3b5b"/>
    </style:style>
    <style:style style:name="T12" style:family="text">
      <style:text-properties officeooo:rsid="0040d4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 Feature Selection, Cleaning, and Preprocessing to Construct an Input from Data Source </text:p>
      <text:p text:style-name="P1"/>
      <text:p text:style-name="P2">Based on the data I think <text:span text:style-name="T1">the following attributes that can affect the results</text:span></text:p>
      <text:list xml:id="list909936029" text:style-name="L1">
        <text:list-item>
          <text:p text:style-name="P3">Marital status:<text:tab/><text:tab/><text:tab/><text:span text:style-name="T9">Discrete Binary </text:span></text:p>
        </text:list-item>
        <text:list-item>
          <text:p text:style-name="P3">Gender: <text:tab/><text:tab/><text:tab/><text:span text:style-name="T2">Discrete Binary </text:span></text:p>
        </text:list-item>
        <text:list-item>
          <text:p text:style-name="P3">Yearly income: <text:tab/><text:tab/><text:span text:style-name="T6">Continuous Interval </text:span></text:p>
        </text:list-item>
        <text:list-item>
          <text:p text:style-name="P5">Total Children: <text:tab/><text:tab/><text:span text:style-name="T6">Discrete Interval </text:span></text:p>
        </text:list-item>
        <text:list-item>
          <text:p text:style-name="P5">Number of children at home: <text:span text:style-name="T7">Discrete Interval <text:s/></text:span></text:p>
        </text:list-item>
        <text:list-item>
          <text:p text:style-name="P4">English education: <text:tab/><text:tab/><text:span text:style-name="T11">Discrete Ordinal</text:span></text:p>
        </text:list-item>
        <text:list-item>
          <text:p text:style-name="P7">House owner flag: <text:tab/><text:tab/><text:span text:style-name="T3">Discrete Binary </text:span></text:p>
        </text:list-item>
        <text:list-item>
          <text:p text:style-name="P7">number of cars owned: <text:tab/><text:span text:style-name="T8">Discrete Interval </text:span></text:p>
        </text:list-item>
        <text:list-item>
          <text:p text:style-name="P5">Commute distance:<text:tab/> <text:tab/><text:span text:style-name="T5">Discrete Ordinal </text:span></text:p>
        </text:list-item>
        <text:list-item>
          <text:p text:style-name="P8">Region: <text:tab/><text:tab/><text:tab/><text:span text:style-name="T12">Discrete Nominal</text:span></text:p>
        </text:list-item>
        <text:list-item>
          <text:p text:style-name="P5">Age: <text:tab/><text:tab/><text:tab/><text:tab/><text:span text:style-name="T10">Discrete Interval </text:span></text:p>
        </text:list-item>
        <text:list-item>
          <text:p text:style-name="P5">Bike buyer: <text:tab/><text:tab/><text:tab/><text:span text:style-name="T5">Discrete Binary 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2:25:37.993810247</meta:creation-date>
    <meta:generator>LibreOffice/6.0.3.2$Linux_X86_64 LibreOffice_project/00m0$Build-2</meta:generator>
    <dc:date>2018-09-17T16:13:54.029954611</dc:date>
    <meta:editing-duration>PT17H37M50S</meta:editing-duration>
    <meta:editing-cycles>31</meta:editing-cycles>
    <meta:document-statistic meta:table-count="0" meta:image-count="0" meta:object-count="0" meta:page-count="1" meta:paragraph-count="14" meta:word-count="91" meta:character-count="616" meta:non-whitespace-character-count="513"/>
  </office:meta>
</office:document-meta>
</file>